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19af4c" officeooo:paragraph-rsid="0019af4c"/>
    </style:style>
    <style:style style:name="P2" style:family="paragraph" style:parent-style-name="Heading">
      <style:paragraph-properties fo:text-align="justify" style:justify-single-word="false"/>
      <style:text-properties fo:language="es" fo:country="ES"/>
    </style:style>
    <style:style style:name="P3" style:family="paragraph" style:parent-style-name="Text_20_body">
      <style:paragraph-properties fo:text-align="justify" style:justify-single-word="false"/>
      <style:text-properties fo:language="es" fo:country="ES" officeooo:rsid="0019af4c" officeooo:paragraph-rsid="0019af4c"/>
    </style:style>
    <style:style style:name="P4" style:family="paragraph" style:parent-style-name="Text_20_body" style:list-style-name="L1">
      <style:paragraph-properties fo:text-align="justify" style:justify-single-word="false"/>
      <style:text-properties fo:language="es" fo:country="ES" officeooo:rsid="0019af4c" officeooo:paragraph-rsid="0019af4c"/>
    </style:style>
    <style:style style:name="P5" style:family="paragraph" style:parent-style-name="Text_20_body" style:list-style-name="L2">
      <style:paragraph-properties fo:text-align="justify" style:justify-single-word="false"/>
      <style:text-properties fo:language="es" fo:country="ES" officeooo:rsid="0019af4c" officeooo:paragraph-rsid="0019af4c"/>
    </style:style>
    <style:style style:name="P6" style:family="paragraph" style:parent-style-name="Text_20_body">
      <style:paragraph-properties fo:text-align="justify" style:justify-single-word="false"/>
      <style:text-properties fo:language="es" fo:country="ES" officeooo:rsid="001aeaef" officeooo:paragraph-rsid="001aeaef"/>
    </style:style>
    <style:style style:name="P7" style:family="paragraph" style:parent-style-name="Text_20_body" style:list-style-name="L3">
      <style:paragraph-properties fo:text-align="justify" style:justify-single-word="false"/>
      <style:text-properties fo:language="es" fo:country="ES" officeooo:rsid="001aeaef" officeooo:paragraph-rsid="001aeaef"/>
    </style:style>
    <style:style style:name="P8" style:family="paragraph" style:parent-style-name="Text_20_body" style:list-style-name="L4">
      <style:paragraph-properties fo:text-align="justify" style:justify-single-word="false"/>
      <style:text-properties fo:language="es" fo:country="ES" officeooo:rsid="001aeaef" officeooo:paragraph-rsid="001aeaef"/>
    </style:style>
    <style:style style:name="P9" style:family="paragraph" style:parent-style-name="Text_20_body" style:list-style-name="L5">
      <style:paragraph-properties fo:text-align="justify" style:justify-single-word="false"/>
      <style:text-properties fo:language="es" fo:country="ES" officeooo:rsid="001aeaef" officeooo:paragraph-rsid="001aeaef"/>
    </style:style>
    <style:style style:name="P10" style:family="paragraph" style:parent-style-name="Text_20_body">
      <style:paragraph-properties fo:text-align="justify" style:justify-single-word="false"/>
      <style:text-properties fo:language="es" fo:country="ES"/>
    </style:style>
    <style:style style:name="P11" style:family="paragraph" style:parent-style-name="Text_20_body" style:list-style-name="L6">
      <style:paragraph-properties fo:text-align="justify" style:justify-single-word="false"/>
      <style:text-properties fo:language="es" fo:country="ES"/>
    </style:style>
    <style:style style:name="P12" style:family="paragraph" style:parent-style-name="Text_20_body">
      <style:paragraph-properties fo:text-align="justify" style:justify-single-word="false"/>
      <style:text-properties fo:language="es" fo:country="ES" officeooo:rsid="001c47fc" officeooo:paragraph-rsid="001c47fc"/>
    </style:style>
    <style:style style:name="P13" style:family="paragraph" style:parent-style-name="Text_20_body" style:list-style-name="L8">
      <style:paragraph-properties fo:text-align="justify" style:justify-single-word="false"/>
      <style:text-properties fo:language="es" fo:country="ES" officeooo:rsid="001c47fc" officeooo:paragraph-rsid="001c47fc"/>
    </style:style>
    <style:style style:name="P14" style:family="paragraph" style:parent-style-name="Text_20_body" style:list-style-name="L7">
      <style:paragraph-properties fo:text-align="justify" style:justify-single-word="false"/>
      <style:text-properties style:font-name="Liberation Serif" fo:font-size="12pt" fo:language="es" fo:country="ES" officeooo:rsid="001b59f3" officeooo:paragraph-rsid="001b59f3" style:font-size-asian="12pt" style:font-size-complex="12pt"/>
    </style:style>
    <style:style style:name="P15" style:family="paragraph" style:parent-style-name="Text_20_body" style:list-style-name="L7">
      <style:paragraph-properties fo:text-align="justify" style:justify-single-word="false"/>
      <style:text-properties style:font-name="Liberation Serif" fo:font-size="12pt" fo:language="es" fo:country="ES" officeooo:rsid="001c47fc" officeooo:paragraph-rsid="001c47fc" style:font-size-asian="12pt" style:font-size-complex="12pt"/>
    </style:style>
    <style:style style:name="P16" style:family="paragraph" style:parent-style-name="Text_20_body" style:list-style-name="L7">
      <style:paragraph-properties fo:text-align="justify" style:justify-single-word="false"/>
      <style:text-properties style:font-name="Liberation Serif" fo:font-size="12pt" fo:language="es" fo:country="ES" style:font-size-asian="12pt" style:font-size-complex="12pt"/>
    </style:style>
    <style:style style:name="T1" style:family="text">
      <style:text-properties fo:language="es" fo:country="ES"/>
    </style:style>
    <style:style style:name="T2" style:family="text">
      <style:text-properties fo:language="es" fo:country="ES" officeooo:rsid="001b59f3"/>
    </style:style>
    <style:style style:name="T3" style:family="text">
      <style:text-properties officeooo:rsid="001b59f3"/>
    </style:style>
    <style:style style:name="T4" style:family="text">
      <style:text-properties style:font-name="sans-serif" fo:font-size="10.5pt"/>
    </style:style>
    <style:style style:name="T5" style:family="text">
      <style:text-properties fo:font-size="10.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quitecturas Web</text:p>
      <text:p text:style-name="P1">Ivan García Gálvez</text:p>
      <text:p text:style-name="P3">HTTP, de sus siglas en inglés: "Hypertext Transfer Protocol", es el nombre de un protocolo el cual nos permite realizar una petición de datos y recursos, como pueden ser documentos HTML. Es la base de cualquier intercambio de datos en la Web, y un protocolo de estructura cliente-servidor, esto quiere decir que una petición de datos es iniciada, por el elemento que recibirá los datos (el cliente), normalmente un navegador Web. </text:p>
      <text:p text:style-name="P2">TCP</text:p>
      <text:p text:style-name="P3">TCP (Transmission Control Protocol) es un importante protocolo de red que permite a dos hosts conectarse e intercambiar flujos de datos.TCP garantiza la entrega de datos y paquetes en el mismo orden en que fueron enviados.Vint Cerf y Bob Kahn, que eran científicos de DARPA en ese entonces, diseñaron TCP en los años 70.</text:p>
      <text:p text:style-name="P2">TLS</text:p>
      <text:p text:style-name="P3">TLS (Tansport Layer Security), anteriormente conocido como Secure Sockets Layer (SSL), es un protocolo utilizado por las aplicaciones para comunicarse de forma segura a través de una red, evitando la manipulación indebida de correo electrónico, navegación web, mensajería y otros protocolos.</text:p>
      <text:p text:style-name="P2">Arquitectura de los sistemas basados en HTTP</text:p>
      <text:p text:style-name="P3">HTTP es un protocolo basado en el principio de cliente-servidor: las peticiones son enviadas por una entidad: el agente del usuario (o un proxy a petición de uno). La mayoría de las veces el agente del usuario (cliente) es un navegador Web, pero podría ser cualquier otro programa, como por ejemplo un programa-robot, que explore la Web, para adquirir datos de su estructura y contenido para uso de un buscador de Internet.</text:p>
      <text:p text:style-name="P2">Gateway</text:p>
      <text:p text:style-name="P3">La pasarela (en inglés gateway ) o puerta de enlace es el dispositivo que actúa de interfaz de conexión entre aparatos o dispositivos, y también posibilita compartir recursos entre dos o más computadoras.</text:p>
      <text:p text:style-name="P3">Su propósito es traducir la información del protocolo utilizado en una red inicial, al protocolo usado en la red de destino.</text:p>
      <text:p text:style-name="P3"/>
      <text:p text:style-name="P3"/>
      <text:p text:style-name="P2"><text:soft-page-break/>Cliente: el agente del usuario</text:p>
      <text:p text:style-name="P3">El agente del usuario, es cualquier herramienta que actúe en representación del usuario. Esta función es realizada en la mayor parte de los casos por un navegador Web. Hay excepciones, como el caso de programas específicamente usados por desarrolladores para desarrollar y depurar sus aplicaciones.</text:p>
      <text:p text:style-name="P3">El navegador es siempre el que inicia una comunicación (petición), y el servidor nunca la comienza (hay algunos mecanismos que permiten esto, pero no son muy habituales).</text:p>
      <text:p text:style-name="P2">El servidor Web</text:p>
      <text:p text:style-name="P3">Al otro lado del canal de comunicación, está el servidor, el cual "sirve" los datos que ha pedido el cliente. Un servidor conceptualmente es una unica entidad, aunque puede estar formado por varios elementos, que se reparten la carga de peticiones (load balancing), u otros programas, que gestionan otros computadores (como caché, bases de datos, servidores de correo electrónico, ...), y que generan parte o todo el documento que ha sido pedido.</text:p>
      <text:p text:style-name="P2">Proxies</text:p>
      <text:p text:style-name="P3">Un servidor proxy es un programa intermedio o una computadora utilizada al navegar a través de diferentes redes de Internet. Facilitan el acceso al contenido en la World Wide Web. Un apoderado intercepta las solicitudes y responde las respuestas; puede enviar las solicitudes, o no, y puede modificarlo.</text:p>
      <text:p text:style-name="P3">Un proxy puede estar en el equipo local del usuario o en cualquier lugar entre el equipo del usuario y un servidor de destino en Internet.</text:p>
      <text:p text:style-name="P3">Estos pueden ser transparentes, o no (modificando las peticiones que pasan por ellos), y realizan varias funciones:</text:p>
      <text:list xml:id="list1855544798076606442" text:style-name="L1">
        <text:list-item>
          <text:p text:style-name="P4">Caching (la caché puede ser pública o privada, como la caché de un navegador)</text:p>
        </text:list-item>
        <text:list-item>
          <text:p text:style-name="P4">Filtrado (como un anti-virus, control parental, …) </text:p>
        </text:list-item>
        <text:list-item>
          <text:p text:style-name="P4">Balanceo de carga de peticiones (para permitir a varios servidores responder a la carga total de peticiones que reciben) </text:p>
        </text:list-item>
        <text:list-item>
          <text:p text:style-name="P4">Autentificación (para el control al acceso de recursos y datos)</text:p>
        </text:list-item>
        <text:list-item>
          <text:p text:style-name="P4">Registro de eventos (para tener un histórico de los eventos que se producen)</text:p>
        </text:list-item>
      </text:list>
      <text:p text:style-name="P2">Caché</text:p>
      <text:p text:style-name="P3">Se trata de un proxy para una aplicación específica: el acceso a la web con los protocolos HTTP y HTTPS, y accesoriamente FTP. </text:p>
      <text:p text:style-name="P3">Funcionamiento:</text:p>
      <text:list xml:id="list3888321874926900344" text:style-name="L2">
        <text:list-item>
          <text:p text:style-name="P5">El usuario realiza una petición (por ejemplo, en un navegador web) de un recurso de Internet (una página web o cualquier otro archivo) especificado por una URL.</text:p>
        </text:list-item>
        <text:list-item>
          <text:p text:style-name="P5"><text:soft-page-break/>Cuando el proxy caché recibe la petición, busca la URL resultante en su caché local. Si la encuentra, contrasta la fecha y hora de la versión de la página demanda con el servidor remoto. Si la página no ha cambiado desde que se cargo en caché la devuelve inmediatamente.</text:p>
        </text:list-item>
      </text:list>
      <text:p text:style-name="P2">Características clave del protocolo HTTP</text:p>
      <text:p text:style-name="P2">HTTP es sencillo </text:p>
      <text:p text:style-name="P6">Incluso con el incremento de complejidad, que se produjo en el desarrollo de la versión del protocolo HTTP/2, en la que se encapsularon los mensajes, HTTP esta pensado y desarrollado para ser leído y fácilmente interpretado por las personas,</text:p>
      <text:p text:style-name="P2">HTTP es extensible</text:p>
      <text:p text:style-name="P6">Presentadas en la versión HTTP/1.0, las cabeceras de HTTP, han hecho que este protocolo sea fácil de ampliar y de experimentar con él.</text:p>
      <text:p text:style-name="P2">HTTP es un protocolo con sesiones, pero sin estados</text:p>
      <text:p text:style-name="P6">HTTP es un protocolo sin estado, es decir: no guarda ningún dato entre dos peticiones en la mísma sesión.</text:p>
      <text:p text:style-name="P2">HTTP y conexiones</text:p>
      <text:p text:style-name="P6">Una conexión se gestiona al nivel de la capa de trasporte, y por tanto queda fuera del alcance del protocolo HTTP.</text:p>
      <text:p text:style-name="P2">¿Qué se puede controlar con HTTP?</text:p>
      <text:p text:style-name="P6">La característica del protocolo HTTP de ser ampliable, ha permitido que durante su desarrollo se hayan implementado más funciones de control y funcionalidad sobre la Web:</text:p>
      <text:list xml:id="list560168451197630903" text:style-name="L3">
        <text:list-item>
          <text:p text:style-name="P7">Caché. El como se almacenan los documentos en la caché, puede ser especificado por HTTP. El servidor puede indicar a los proxies y clientes, que quiere almacenar y durante cuanto tiempo. </text:p>
        </text:list-item>
        <text:list-item>
          <text:p text:style-name="P7">Flexibilidad del requisito de origen. Para prevenir invasiones de la privacidad de los usuarios, los navegadores Web, solamente permiten a páginas del mismo origen, compartir la información o datos. </text:p>
        </text:list-item>
        <text:list-item>
          <text:p text:style-name="P7">Autentificación. Hay páginas Web, que pueden estar protegidas, de manera que solo los usuarios autorizados puedan acceder. HTTP provee de servicios básicos de autentificación.</text:p>
        </text:list-item>
        <text:list-item>
          <text:p text:style-name="P7">Sesiones. El uso de HTTP cookies permite relacionar peticiones con el estado del servidor. Esto define las sesiones, a pesar de que por definición el protocolo HTTP es un protocolo sin estado.</text:p>
        </text:list-item>
      </text:list>
      <text:p text:style-name="P6"/>
      <text:p text:style-name="P2"><text:soft-page-break/>Mensajes HTTP</text:p>
      <text:p text:style-name="P6">Existen dos tipos de mensajes HTTP: peticiones y respuestas, cada uno sigue su propio formato.</text:p>
      <text:p text:style-name="P2">Peticiones</text:p>
      <text:list xml:id="list6861410408900835864" text:style-name="L4">
        <text:list-item>
          <text:p text:style-name="P8">Un método HTTP, normalmente pueden ser un verbo, como: GET, POST o un nombre como: OPTIONS o HEAD, que defina la operación que el cliente quiera realizar.</text:p>
        </text:list-item>
        <text:list-item>
          <text:p text:style-name="P8">La dirección del recurso pedido; la URL del recurso, sin los elementos obvios por el contexto, como pueden ser: sin el protocolo (http://), el dominio , o el puerto TCP (por defecto, el 80).</text:p>
        </text:list-item>
        <text:list-item>
          <text:p text:style-name="P8">La versión del protocolo HTTP.</text:p>
        </text:list-item>
        <text:list-item>
          <text:p text:style-name="P8">Cabeceras HTTP opcionales, que pueden aportar información adicional a los servidores.</text:p>
        </text:list-item>
        <text:list-item>
          <text:p text:style-name="P8">O un cuerpo de mensaje, en algún método, como puede ser POST, en el cual envía la información para el servidor.</text:p>
        </text:list-item>
      </text:list>
      <text:p text:style-name="P2">Respuestas</text:p>
      <text:p text:style-name="P6">Las respuestas están formadas por los siguientes campos:</text:p>
      <text:list xml:id="list942476838242122134" text:style-name="L5">
        <text:list-item>
          <text:p text:style-name="P9">La versión del protocolo HTTP que están usando.</text:p>
        </text:list-item>
        <text:list-item>
          <text:p text:style-name="P9">Un código de estado, indicando si la petición ha sido exitosa, o no, y debido a que.</text:p>
        </text:list-item>
        <text:list-item>
          <text:p text:style-name="P9">Un mensaje de estado, una breve descripción del código de estado.</text:p>
        </text:list-item>
        <text:list-item>
          <text:p text:style-name="P9">Cabeceras HTTP, como las de las peticiones.</text:p>
        </text:list-item>
        <text:list-item>
          <text:p text:style-name="P9">Opcionalmente, el recurso que se ha pedido.</text:p>
        </text:list-item>
      </text:list>
      <text:p text:style-name="P2">Método HTTP</text:p>
      <text:p text:style-name="P10">HTTP define 8 métodos (algunas veces referido como "verbos") que indica la acción que desea que se efectúe sobre el recurso identificado. Lo que este recurso representa, es decir, si son datos preexistentes o datos que se generan de forma dinámica, depende de la aplicación del servidor. </text:p>
      <text:list xml:id="list1211877861339511079" text:style-name="L6">
        <text:list-item>
          <text:p text:style-name="P11"><text:span text:style-name="T3">GET: </text:span>Sirve para obtener la entidad correspondiente a la URI especificado en la línea de petición. </text:p>
        </text:list-item>
        <text:list-item>
          <text:p text:style-name="P11">HEAD: <text:span text:style-name="T4">Pide una respuesta idéntica a la que correspondería a una petición GET, pero en la petición no se devuelve el cuerpo.</text:span></text:p>
        </text:list-item>
        <text:list-item>
          <text:p text:style-name="P11">POST: Sirve para enviar una entidad que el servidor tiene que incorporar en el recurso identificado por el URI de la línea de petición.</text:p>
        </text:list-item>
      </text:list>
      <text:p text:style-name="P10"/>
      <text:p text:style-name="P10"/>
      <text:p text:style-name="P10"/>
      <text:p text:style-name="P2"><text:soft-page-break/>Cabeceras HTTP en peticiones</text:p>
      <text:list xml:id="list6215608130650602217" text:style-name="L7">
        <text:list-item>
          <text:p text:style-name="P16">Host: <text:s/>El encabezado de solicitud Host especifica el nombre de dominio del servidor (para alojamiento virtual) y (opcionalmente) el número de puerto TCP en el que el servidor está escuchando. </text:p>
        </text:list-item>
        <text:list-item>
          <text:p text:style-name="P14">User-agent: <text:s/>Contiene una cadena característica que permite a los pares del protocolo de red identificar el tipo de aplicación, el sistema operativo, el proveedor de software o la versión de software del agente de usuario de software solicitante.</text:p>
        </text:list-item>
        <text:list-item>
          <text:p text:style-name="P14">Accept-language: <text:s/>El encabezado HTTP de la solicitud Accept-Language anuncia qué idiomas es capaz de entender el cliente y qué variante de lenguaje (locale) se prefiere.</text:p>
        </text:list-item>
        <text:list-item>
          <text:p text:style-name="P15">If-modifies-since: <text:s/>Este parámetro en el encabezado HTTP de la solicitud hace que ésta sea condicional: el servidor enviará de vuelta el recurso solicitado.</text:p>
        </text:list-item>
      </text:list>
      <text:p text:style-name="P2">Principales códigos de estado (status codes)</text:p>
      <text:p text:style-name="P12">Los códigos de estado de respuesta HTTP indican si se ha completado satisfactoriamente una solicitud HTTP específica. </text:p>
      <text:p text:style-name="P12">Están formadas por un código de tres dígitos, indicando el primero a qué tipo se correspode:</text:p>
      <text:list xml:id="list4966104296041014801" text:style-name="L8">
        <text:list-item>
          <text:p text:style-name="P13">1xx son de tipo informativas. En general, no son usadas.</text:p>
        </text:list-item>
        <text:list-item>
          <text:p text:style-name="P13">2xx son satisfactorias. Por ejemplo, el código 200 OK indica que todo ha ido bien</text:p>
        </text:list-item>
        <text:list-item>
          <text:p text:style-name="P13">3xx redirecciones, 301 Moved Permanently indica que la página se ha movido a otra dirección temporalmente</text:p>
        </text:list-item>
        <text:list-item>
          <text:p text:style-name="P13">4xx error en cliente, 404 Not Found significa que la página no existe.</text:p>
        </text:list-item>
        <text:list-item>
          <text:p text:style-name="P13">5xx error en el servidor, 500 Internal Server Error significa que el servidor ha sido incapaz de procesar la petición tal vez por un error de programación o falta de recurs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ca-ES-valencia"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style:rfc-language-tag="ca-ES-valencia"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11:22:44.872453838</meta:creation-date>
    <dc:date>2017-10-13T12:32:13.019245467</dc:date>
    <meta:editing-duration>PT18M17S</meta:editing-duration>
    <meta:editing-cycles>2</meta:editing-cycles>
    <meta:generator>LibreOffice/5.1.6.2$Linux_X86_64 LibreOffice_project/10m0$Build-2</meta:generator>
    <meta:document-statistic meta:table-count="0" meta:image-count="0" meta:object-count="0" meta:page-count="5" meta:paragraph-count="79" meta:word-count="1551" meta:character-count="9319" meta:non-whitespace-character-count="7865"/>
  </office:meta>
</office:document-meta>
</file>